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6.23mm"/>
    </style:style>
    <style:style style:name="co4" style:family="table-column">
      <style:table-column-properties fo:break-before="auto" style:column-width="24.77mm"/>
    </style:style>
    <style:style style:name="co5" style:family="table-column">
      <style:table-column-properties fo:break-before="auto" style:column-width="24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rail ID</text:p>
          </table:table-cell>
          <table:table-cell office:value-type="string" calcext:value-type="string">
            <text:p>Trial Length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Lowest Trade</text:p>
          </table:table-cell>
          <table:table-cell office:value-type="string" calcext:value-type="string">
            <text:p>Highest Trade</text:p>
          </table:table-cell>
          <table:table-cell office:value-type="string" calcext:value-type="string">
            <text:p>Winner</text:p>
          </table:table-cell>
        </table:table-row>
        <table:table-row table:style-name="ro1">
          <table:table-cell table:number-columns-repeated="12"/>
          <table:table-cell table:style-name="ce1" table:formula="of:=IF([.F2]&gt;[.J2];[.C2];[.G2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3]&gt;[.J3];[.C3];[.G3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4]&gt;[.J4];[.C4];[.G4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5]&gt;[.J5];[.C5];[.G5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6]&gt;[.J6];[.C6];[.G6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7]&gt;[.J7];[.C7];[.G7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8]&gt;[.J8];[.C8];[.G8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9]&gt;[.J9];[.C9];[.G9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0]&gt;[.J10];[.C10];[.G10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1]&gt;[.J11];[.C11];[.G11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2]&gt;[.J12];[.C12];[.G12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3]&gt;[.J13];[.C13];[.G13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4]&gt;[.J14];[.C14];[.G14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5]&gt;[.J15];[.C15];[.G15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6]&gt;[.J16];[.C16];[.G16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7]&gt;[.J17];[.C17];[.G17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8]&gt;[.J18];[.C18];[.G18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9]&gt;[.J19];[.C19];[.G19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20]&gt;[.J20];[.C20];[.G20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21]&gt;[.J21];[.C21];[.G21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22]&gt;[.J22];[.C22];[.G22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23]&gt;[.J23];[.C23];[.G23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24]&gt;[.J24];[.C24];[.G24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25]&gt;[.J25];[.C25];[.G25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26]&gt;[.J26];[.C26];[.G26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27]&gt;[.J27];[.C27];[.G27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28]&gt;[.J28];[.C28];[.G28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29]&gt;[.J29];[.C29];[.G29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30]&gt;[.J30];[.C30];[.G30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31]&gt;[.J31];[.C31];[.G31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32]&gt;[.J32];[.C32];[.G32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33]&gt;[.J33];[.C33];[.G33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34]&gt;[.J34];[.C34];[.G34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35]&gt;[.J35];[.C35];[.G35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36]&gt;[.J36];[.C36];[.G36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37]&gt;[.J37];[.C37];[.G37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38]&gt;[.J38];[.C38];[.G38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39]&gt;[.J39];[.C39];[.G39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40]&gt;[.J40];[.C40];[.G40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41]&gt;[.J41];[.C41];[.G41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42]&gt;[.J42];[.C42];[.G42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43]&gt;[.J43];[.C43];[.G43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44]&gt;[.J44];[.C44];[.G44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45]&gt;[.J45];[.C45];[.G45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46]&gt;[.J46];[.C46];[.G46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47]&gt;[.J47];[.C47];[.G47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48]&gt;[.J48];[.C48];[.G48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49]&gt;[.J49];[.C49];[.G49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50]&gt;[.J50];[.C50];[.G50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51]&gt;[.J51];[.C51];[.G51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52]&gt;[.J52];[.C52];[.G52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53]&gt;[.J53];[.C53];[.G53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54]&gt;[.J54];[.C54];[.G54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55]&gt;[.J55];[.C55];[.G55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56]&gt;[.J56];[.C56];[.G56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57]&gt;[.J57];[.C57];[.G57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58]&gt;[.J58];[.C58];[.G58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59]&gt;[.J59];[.C59];[.G59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60]&gt;[.J60];[.C60];[.G60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61]&gt;[.J61];[.C61];[.G61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62]&gt;[.J62];[.C62];[.G62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63]&gt;[.J63];[.C63];[.G63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64]&gt;[.J64];[.C64];[.G64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65]&gt;[.J65];[.C65];[.G65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66]&gt;[.J66];[.C66];[.G66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67]&gt;[.J67];[.C67];[.G67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68]&gt;[.J68];[.C68];[.G68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69]&gt;[.J69];[.C69];[.G69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70]&gt;[.J70];[.C70];[.G70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71]&gt;[.J71];[.C71];[.G71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72]&gt;[.J72];[.C72];[.G72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73]&gt;[.J73];[.C73];[.G73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74]&gt;[.J74];[.C74];[.G74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75]&gt;[.J75];[.C75];[.G75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76]&gt;[.J76];[.C76];[.G76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77]&gt;[.J77];[.C77];[.G77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78]&gt;[.J78];[.C78];[.G78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79]&gt;[.J79];[.C79];[.G79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80]&gt;[.J80];[.C80];[.G80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81]&gt;[.J81];[.C81];[.G81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82]&gt;[.J82];[.C82];[.G82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83]&gt;[.J83];[.C83];[.G83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84]&gt;[.J84];[.C84];[.G84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85]&gt;[.J85];[.C85];[.G85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86]&gt;[.J86];[.C86];[.G86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87]&gt;[.J87];[.C87];[.G87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88]&gt;[.J88];[.C88];[.G88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89]&gt;[.J89];[.C89];[.G89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90]&gt;[.J90];[.C90];[.G90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91]&gt;[.J91];[.C91];[.G91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92]&gt;[.J92];[.C92];[.G92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93]&gt;[.J93];[.C93];[.G93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94]&gt;[.J94];[.C94];[.G94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95]&gt;[.J95];[.C95];[.G95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96]&gt;[.J96];[.C96];[.G96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97]&gt;[.J97];[.C97];[.G97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98]&gt;[.J98];[.C98];[.G98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99]&gt;[.J99];[.C99];[.G99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00]&gt;[.J100];[.C100];[.G100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01]&gt;[.J101];[.C101];[.G101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02]&gt;[.J102];[.C102];[.G102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03]&gt;[.J103];[.C103];[.G103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04]&gt;[.J104];[.C104];[.G104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05]&gt;[.J105];[.C105];[.G105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06]&gt;[.J106];[.C106];[.G106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07]&gt;[.J107];[.C107];[.G107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08]&gt;[.J108];[.C108];[.G108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09]&gt;[.J109];[.C109];[.G109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10]&gt;[.J110];[.C110];[.G110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11]&gt;[.J111];[.C111];[.G111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12]&gt;[.J112];[.C112];[.G112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13]&gt;[.J113];[.C113];[.G113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14]&gt;[.J114];[.C114];[.G114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15]&gt;[.J115];[.C115];[.G115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16]&gt;[.J116];[.C116];[.G116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17]&gt;[.J117];[.C117];[.G117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18]&gt;[.J118];[.C118];[.G118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19]&gt;[.J119];[.C119];[.G119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20]&gt;[.J120];[.C120];[.G120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21]&gt;[.J121];[.C121];[.G121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22]&gt;[.J122];[.C122];[.G122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23]&gt;[.J123];[.C123];[.G123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24]&gt;[.J124];[.C124];[.G124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25]&gt;[.J125];[.C125];[.G125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26]&gt;[.J126];[.C126];[.G126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27]&gt;[.J127];[.C127];[.G127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28]&gt;[.J128];[.C128];[.G128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29]&gt;[.J129];[.C129];[.G129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30]&gt;[.J130];[.C130];[.G130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31]&gt;[.J131];[.C131];[.G131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32]&gt;[.J132];[.C132];[.G132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33]&gt;[.J133];[.C133];[.G133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34]&gt;[.J134];[.C134];[.G134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35]&gt;[.J135];[.C135];[.G135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36]&gt;[.J136];[.C136];[.G136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37]&gt;[.J137];[.C137];[.G137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38]&gt;[.J138];[.C138];[.G138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39]&gt;[.J139];[.C139];[.G139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40]&gt;[.J140];[.C140];[.G140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41]&gt;[.J141];[.C141];[.G141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42]&gt;[.J142];[.C142];[.G142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43]&gt;[.J143];[.C143];[.G143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44]&gt;[.J144];[.C144];[.G144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45]&gt;[.J145];[.C145];[.G145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46]&gt;[.J146];[.C146];[.G146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47]&gt;[.J147];[.C147];[.G147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48]&gt;[.J148];[.C148];[.G148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49]&gt;[.J149];[.C149];[.G149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50]&gt;[.J150];[.C150];[.G150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51]&gt;[.J151];[.C151];[.G151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52]&gt;[.J152];[.C152];[.G152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53]&gt;[.J153];[.C153];[.G153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54]&gt;[.J154];[.C154];[.G154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55]&gt;[.J155];[.C155];[.G155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56]&gt;[.J156];[.C156];[.G156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57]&gt;[.J157];[.C157];[.G157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58]&gt;[.J158];[.C158];[.G158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59]&gt;[.J159];[.C159];[.G159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60]&gt;[.J160];[.C160];[.G160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61]&gt;[.J161];[.C161];[.G161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62]&gt;[.J162];[.C162];[.G162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63]&gt;[.J163];[.C163];[.G163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64]&gt;[.J164];[.C164];[.G164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65]&gt;[.J165];[.C165];[.G165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66]&gt;[.J166];[.C166];[.G166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67]&gt;[.J167];[.C167];[.G167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68]&gt;[.J168];[.C168];[.G168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69]&gt;[.J169];[.C169];[.G169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70]&gt;[.J170];[.C170];[.G170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71]&gt;[.J171];[.C171];[.G171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72]&gt;[.J172];[.C172];[.G172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73]&gt;[.J173];[.C173];[.G173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74]&gt;[.J174];[.C174];[.G174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75]&gt;[.J175];[.C175];[.G175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76]&gt;[.J176];[.C176];[.G176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77]&gt;[.J177];[.C177];[.G177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78]&gt;[.J178];[.C178];[.G178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79]&gt;[.J179];[.C179];[.G179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80]&gt;[.J180];[.C180];[.G180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81]&gt;[.J181];[.C181];[.G181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82]&gt;[.J182];[.C182];[.G182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83]&gt;[.J183];[.C183];[.G183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84]&gt;[.J184];[.C184];[.G184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85]&gt;[.J185];[.C185];[.G185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86]&gt;[.J186];[.C186];[.G186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87]&gt;[.J187];[.C187];[.G187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88]&gt;[.J188];[.C188];[.G188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89]&gt;[.J189];[.C189];[.G189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90]&gt;[.J190];[.C190];[.G190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91]&gt;[.J191];[.C191];[.G191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92]&gt;[.J192];[.C192];[.G192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93]&gt;[.J193];[.C193];[.G193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94]&gt;[.J194];[.C194];[.G194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95]&gt;[.J195];[.C195];[.G195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96]&gt;[.J196];[.C196];[.G196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97]&gt;[.J197];[.C197];[.G197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98]&gt;[.J198];[.C198];[.G198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199]&gt;[.J199];[.C199];[.G199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200]&gt;[.J200];[.C200];[.G200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201]&gt;[.J201];[.C201];[.G201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202]&gt;[.J202];[.C202];[.G202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203]&gt;[.J203];[.C203];[.G203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204]&gt;[.J204];[.C204];[.G204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205]&gt;[.J205];[.C205];[.G205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206]&gt;[.J206];[.C206];[.G206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207]&gt;[.J207];[.C207];[.G207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208]&gt;[.J208];[.C208];[.G208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209]&gt;[.J209];[.C209];[.G209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210]&gt;[.J210];[.C210];[.G210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211]&gt;[.J211];[.C211];[.G211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212]&gt;[.J212];[.C212];[.G212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213]&gt;[.J213];[.C213];[.G213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214]&gt;[.J214];[.C214];[.G214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215]&gt;[.J215];[.C215];[.G215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216]&gt;[.J216];[.C216];[.G216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217]&gt;[.J217];[.C217];[.G217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218]&gt;[.J218];[.C218];[.G218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219]&gt;[.J219];[.C219];[.G219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220]&gt;[.J220];[.C220];[.G220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221]&gt;[.J221];[.C221];[.G221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222]&gt;[.J222];[.C222];[.G222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223]&gt;[.J223];[.C223];[.G223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224]&gt;[.J224];[.C224];[.G224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225]&gt;[.J225];[.C225];[.G225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226]&gt;[.J226];[.C226];[.G226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227]&gt;[.J227];[.C227];[.G227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228]&gt;[.J228];[.C228];[.G228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229]&gt;[.J229];[.C229];[.G229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230]&gt;[.J230];[.C230];[.G230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231]&gt;[.J231];[.C231];[.G231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232]&gt;[.J232];[.C232];[.G232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233]&gt;[.J233];[.C233];[.G233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234]&gt;[.J234];[.C234];[.G234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235]&gt;[.J235];[.C235];[.G235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236]&gt;[.J236];[.C236];[.G236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237]&gt;[.J237];[.C237];[.G237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238]&gt;[.J238];[.C238];[.G238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239]&gt;[.J239];[.C239];[.G239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240]&gt;[.J240];[.C240];[.G240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241]&gt;[.J241];[.C241];[.G241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242]&gt;[.J242];[.C242];[.G242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243]&gt;[.J243];[.C243];[.G243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244]&gt;[.J244];[.C244];[.G244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245]&gt;[.J245];[.C245];[.G245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246]&gt;[.J246];[.C246];[.G246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247]&gt;[.J247];[.C247];[.G247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248]&gt;[.J248];[.C248];[.G248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249]&gt;[.J249];[.C249];[.G249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250]&gt;[.J250];[.C250];[.G250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IF([.F251]&gt;[.J251];[.C251];[.G251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vg avg:</text:p>
          </table:table-cell>
          <table:table-cell table:formula="of:=AVERAGE([.F2:.F251])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Avg avg:</text:p>
          </table:table-cell>
          <table:table-cell table:formula="of:=AVERAGE([.J2:.J251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table:style-name="ce1" table:formula="of:=[.C3]" office:value-type="float" office:value="0" calcext:value-type="float">
            <text:p>0</text:p>
          </table:table-cell>
          <table:table-cell table:formula="of:=COUNTIF([.M2:.M251];[.C2])" office:value-type="float" office:value="250" calcext:value-type="float">
            <text:p>250</text:p>
          </table:table-cell>
        </table:table-row>
        <table:table-row table:style-name="ro1">
          <table:table-cell table:number-columns-repeated="11"/>
          <table:table-cell table:style-name="ce1" table:formula="of:=[.G2]" office:value-type="float" office:value="0" calcext:value-type="float">
            <text:p>0</text:p>
          </table:table-cell>
          <table:table-cell table:formula="of:=COUNTIF([.M2:.M251];[.G2])" office:value-type="float" office:value="250" calcext:value-type="float">
            <text:p>2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9T17:51:36.905585932</meta:creation-date>
    <dc:date>2020-04-29T18:11:40.955796477</dc:date>
    <meta:editing-duration>PT9M41S</meta:editing-duration>
    <meta:editing-cycles>3</meta:editing-cycles>
    <meta:generator>LibreOffice/6.0.7.3$Linux_X86_64 LibreOffice_project/00m0$Build-3</meta:generator>
    <meta:document-statistic meta:table-count="1" meta:cell-count="271" meta:object-count="0"/>
  </office:meta>
</office:document-meta>
</file>